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ndroid Studio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é sur IntelliJ</text:p>
              </text:list-item>
              <text:list-item>
                <text:p>https://developer.android.com/studi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a première appl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rborescense de la solution</text:p>
              </text:list-item>
              <text:list-item>
                <text:p>Point d’entrée de l’application</text:p>
              </text:list-item>
              <text:list-item>
                <text:p>Test sur émulateur et sur appareil Android</text:p>
              </text:list-item>
              <text:list-item>
                <text:p>Ajout et test d’un break point</text:p>
              </text:list-item>
              <text:list-item>
                <text:p>Ajout d’une zone de texte</text:p>
              </text:list-item>
              <text:list-item>
                <text:p>https://developer.android.com/guide/topics/resources/providing-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nifes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missions</text:p>
              </text:list-item>
              <text:list-item>
                <text:p>Acitiv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Lifecycle Activity</text:p>
          </draw:text-box>
        </draw:frame>
        <draw:frame presentation:style-name="pr2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onCreate, onPause, onResume, onDestroy</text:p>
              </text:list-item>
              <text:list-item>
                <text:p>https://developer.android.com/guide/components/activities/activity-lifecyc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ayou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terface dans Android Studio</text:p>
              </text:list-item>
              <text:list-item>
                <text:p>Plusieurs types de composant graphique</text:p>
              </text:list-item>
              <text:list-item>
                <text:p>Modification d’un élément du layout via code</text:p>
              </text:list-item>
              <text:list-item>
                <text:p>https://developer.android.com/guide/topics/ui/declaring-lay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ultiplicité d’apparei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fférentes résolutions</text:p>
              </text:list-item>
              <text:list-item>
                <text:p>Différentes densités de pixel</text:p>
              </text:list-item>
              <text:list-item>
                <text:p>Orientation : portrait et landscape</text:p>
              </text:list-item>
              <text:list-item>
                <text:p>https://developer.android.com/guide/practices/screens_support </text:p>
              </text:list-item>
              <text:list-item>
                <text:p>https://developer.android.com/guide/topics/resources/providing-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rag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clusion de fragment</text:p>
              </text:list-item>
              <text:list-item>
                <text:p>Transition entre fragment</text:p>
              </text:list-item>
              <text:list-item>
                <text:p>https://developer.android.com/guide/components/frag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avigation entre Activ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tent explicite</text:p>
              </text:list-item>
              <text:list-item>
                <text:p>Intent implicite</text:p>
              </text:list-item>
              <text:list-item>
                <text:p>https://developer.android.com/guide/components/intents-fil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roadcast Receiver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ownload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rvic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utr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9 patch</text:p>
              </text:list-item>
              <text:list-item>
                <text:p>Canvas : dessin 2d</text:p>
              </text:list-item>
              <text:list-item>
                <text:p>Interaction</text:p>
              </text:list-item>
              <text:list-item>
                <text:p>Resource svg</text:p>
              </text:list-item>
              <text:list-item>
                <text:p>An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otification - firebas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radl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1:58:34.052985664</meta:creation-date>
    <meta:editing-duration>PT4H18M49S</meta:editing-duration>
    <meta:editing-cycles>23</meta:editing-cycles>
    <meta:generator>LibreOffice/5.1.6.2$Linux_X86_64 LibreOffice_project/10m0$Build-2</meta:generator>
    <dc:date>2018-06-10T22:47:19.131253713</dc:date>
    <meta:document-statistic meta:object-count="77"/>
  </office:meta>
</office:document-meta>
</file>